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CMklabel.setRecurs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label.getOption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CMklabel.setReplac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label.do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CMklabel.accept( CC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label.setVersion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label.setFollow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